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74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2.4047in"/>
    </style:style>
    <style:style style:name="co6" style:family="table-column">
      <style:table-column-properties fo:break-before="auto" style:column-width="2.3402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3"/>
        <table:table-row table:style-name="ro1">
          <table:table-cell office:value-type="string" calcext:value-type="string">
            <text:p>Department</text:p>
          </table:table-cell>
          <table:table-cell table:style-name="Default" office:value-type="string" calcext:value-type="string">
            <text:p>General Fund</text:p>
          </table:table-cell>
          <table:table-cell table:style-name="Default" office:value-type="string" calcext:value-type="string">
            <text:p>Airport Revenue Fund</text:p>
          </table:table-cell>
          <table:table-cell table:style-name="Default" office:value-type="string" calcext:value-type="string">
            <text:p>City Plaza Project Fund</text:p>
          </table:table-cell>
          <table:table-cell table:style-name="Default" office:value-type="string" calcext:value-type="string">
            <text:p>Solid Waste Services Revenue Fund</text:p>
          </table:table-cell>
          <table:table-cell table:style-name="Default" office:value-type="string" calcext:value-type="string">
            <text:p>Water &amp; Wastewater Revenue Fund</text:p>
          </table:table-cell>
          <table:table-cell table:style-name="Default" office:value-type="string" calcext:value-type="string">
            <text:p>Emergency Telephone System</text:p>
          </table:table-cell>
          <table:table-cell table:style-name="Default" office:value-type="string" calcext:value-type="string">
            <text:p>Fleet Service Fund</text:p>
          </table:table-cell>
          <table:table-cell table:style-name="Default" office:value-type="string" calcext:value-type="string">
            <text:p>Group Insurance Fund</text:p>
          </table:table-cell>
          <table:table-cell table:style-name="Default" office:value-type="string" calcext:value-type="string">
            <text:p>Hotel/Motel Tax Fund</text:p>
          </table:table-cell>
          <table:table-cell table:style-name="Default" office:value-type="string" calcext:value-type="string">
            <text:p>Rental/Motor Vehicle Tax Fun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tlanta Citizens Review Board</text:p>
          </table:table-cell>
          <table:table-cell office:value-type="currency" office:currency="USD" office:value="940940" calcext:value-type="currency">
            <text:p>$940,940.00</text:p>
          </table:table-cell>
          <table:table-cell table:number-columns-repeated="10"/>
          <table:table-cell table:formula="of:=SUM([.B2:.L2])" office:value-type="float" office:value="940940" calcext:value-type="float">
            <text:p>940940</text:p>
          </table:table-cell>
        </table:table-row>
        <table:table-row table:style-name="ro1">
          <table:table-cell office:value-type="string" calcext:value-type="string">
            <text:p>Atlanta Department of Transportation</text:p>
          </table:table-cell>
          <table:table-cell office:value-type="currency" office:currency="USD" office:value="44321889" calcext:value-type="currency">
            <text:p>$44,321,889.00</text:p>
          </table:table-cell>
          <table:table-cell table:number-columns-repeated="10"/>
          <table:table-cell table:formula="of:=SUM([.B3:.L3])" office:value-type="float" office:value="44321889" calcext:value-type="float">
            <text:p>44321889</text:p>
          </table:table-cell>
        </table:table-row>
        <table:table-row table:style-name="ro1">
          <table:table-cell office:value-type="string" calcext:value-type="string">
            <text:p>Board of Ethics &amp; Independent Compliance</text:p>
          </table:table-cell>
          <table:table-cell office:value-type="currency" office:currency="USD" office:value="1644168" calcext:value-type="currency">
            <text:p>$1,644,168.00</text:p>
          </table:table-cell>
          <table:table-cell office:value-type="currency" office:currency="USD" office:value="231801" calcext:value-type="currency">
            <text:p>$231,801.00</text:p>
          </table:table-cell>
          <table:table-cell table:number-columns-repeated="2"/>
          <table:table-cell office:value-type="currency" office:currency="USD" office:value="231799" calcext:value-type="currency">
            <text:p>$231,799.00</text:p>
          </table:table-cell>
          <table:table-cell table:number-columns-repeated="6"/>
          <table:table-cell table:formula="of:=SUM([.B4:.L4])" office:value-type="float" office:value="2107768" calcext:value-type="float">
            <text:p>2107768</text:p>
          </table:table-cell>
        </table:table-row>
        <table:table-row table:style-name="ro1">
          <table:table-cell office:value-type="string" calcext:value-type="string">
            <text:p>City Council</text:p>
          </table:table-cell>
          <table:table-cell office:value-type="currency" office:currency="USD" office:value="11995344" calcext:value-type="currency">
            <text:p>$11,995,344.00</text:p>
          </table:table-cell>
          <table:table-cell table:number-columns-repeated="10"/>
          <table:table-cell table:formula="of:=SUM([.B5:.L5])" office:value-type="float" office:value="11995344" calcext:value-type="float">
            <text:p>11995344</text:p>
          </table:table-cell>
        </table:table-row>
        <table:table-row table:style-name="ro1">
          <table:table-cell office:value-type="string" calcext:value-type="string">
            <text:p>Department of Atlanta Information Management</text:p>
          </table:table-cell>
          <table:table-cell office:value-type="currency" office:currency="USD" office:value="29339224" calcext:value-type="currency">
            <text:p>$29,339,224.00</text:p>
          </table:table-cell>
          <table:table-cell table:style-name="ce2" office:value-type="currency" office:currency="USD" office:value="492342" calcext:value-type="currency">
            <text:p>$492,342.00</text:p>
          </table:table-cell>
          <table:table-cell/>
          <table:table-cell office:value-type="currency" office:currency="USD" office:value="1354295" calcext:value-type="currency">
            <text:p>$1,354,295.00</text:p>
          </table:table-cell>
          <table:table-cell office:value-type="currency" office:currency="USD" office:value="5568826" calcext:value-type="currency">
            <text:p>$5,568,826.00</text:p>
          </table:table-cell>
          <table:table-cell office:value-type="currency" office:currency="USD" office:value="491865" calcext:value-type="currency">
            <text:p>$491,865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4"/>
          <table:table-cell table:formula="of:=SUM([.B6:.L6])" office:value-type="float" office:value="37246552" calcext:value-type="float">
            <text:p>37246552</text:p>
          </table:table-cell>
        </table:table-row>
        <table:table-row table:style-name="ro1">
          <table:table-cell office:value-type="string" calcext:value-type="string">
            <text:p>Department of Audit</text:p>
          </table:table-cell>
          <table:table-cell office:value-type="currency" office:currency="USD" office:value="2048652" calcext:value-type="currency">
            <text:p>$2,048,652.00</text:p>
          </table:table-cell>
          <table:table-cell office:value-type="currency" office:currency="USD" office:value="1058098" calcext:value-type="currency">
            <text:p>$1,058,098.00</text:p>
          </table:table-cell>
          <table:table-cell table:number-columns-repeated="2"/>
          <table:table-cell office:value-type="currency" office:currency="USD" office:value="1093803" calcext:value-type="currency">
            <text:p>$1,093,803.00</text:p>
          </table:table-cell>
          <table:table-cell table:number-columns-repeated="6"/>
          <table:table-cell table:formula="of:=SUM([.B7:.L7])" office:value-type="float" office:value="4200553" calcext:value-type="float">
            <text:p>4200553</text:p>
          </table:table-cell>
        </table:table-row>
        <table:table-row table:style-name="ro1">
          <table:table-cell office:value-type="string" calcext:value-type="string">
            <text:p>Department of City Planning</text:p>
          </table:table-cell>
          <table:table-cell office:value-type="currency" office:currency="USD" office:value="20857605" calcext:value-type="currency">
            <text:p>$20,857,605.00</text:p>
          </table:table-cell>
          <table:table-cell table:number-columns-repeated="10"/>
          <table:table-cell table:formula="of:=SUM([.B8:.L8])" office:value-type="float" office:value="20857605" calcext:value-type="float">
            <text:p>20857605</text:p>
          </table:table-cell>
        </table:table-row>
        <table:table-row table:style-name="ro1">
          <table:table-cell office:value-type="string" calcext:value-type="string">
            <text:p>Department of Corrections</text:p>
          </table:table-cell>
          <table:table-cell office:value-type="currency" office:currency="USD" office:value="18900714" calcext:value-type="currency">
            <text:p>$18,900,714.00</text:p>
          </table:table-cell>
          <table:table-cell table:number-columns-repeated="10"/>
          <table:table-cell table:formula="of:=SUM([.B9:.L9])" office:value-type="float" office:value="18900714" calcext:value-type="float">
            <text:p>18900714</text:p>
          </table:table-cell>
        </table:table-row>
        <table:table-row table:style-name="ro1">
          <table:table-cell office:value-type="string" calcext:value-type="string">
            <text:p>Department of Customer Service</text:p>
          </table:table-cell>
          <table:table-cell office:value-type="currency" office:currency="USD" office:value="2803117" calcext:value-type="currency">
            <text:p>$2,803,117.00</text:p>
          </table:table-cell>
          <table:table-cell table:number-columns-repeated="2"/>
          <table:table-cell office:value-type="currency" office:currency="USD" office:value="980791" calcext:value-type="currency">
            <text:p>$980,791.00</text:p>
          </table:table-cell>
          <table:table-cell office:value-type="currency" office:currency="USD" office:value="4978104" calcext:value-type="currency">
            <text:p>$4,978,104.00</text:p>
          </table:table-cell>
          <table:table-cell table:number-columns-repeated="6"/>
          <table:table-cell table:formula="of:=SUM([.B10:.L10])" office:value-type="float" office:value="8762012" calcext:value-type="float">
            <text:p>8762012</text:p>
          </table:table-cell>
        </table:table-row>
        <table:table-row table:style-name="ro1">
          <table:table-cell office:value-type="string" calcext:value-type="string">
            <text:p>Department of Enterprise Assets Management</text:p>
          </table:table-cell>
          <table:table-cell office:value-type="currency" office:currency="USD" office:value="17187890" calcext:value-type="currency">
            <text:p>$17,187,890.00</text:p>
          </table:table-cell>
          <table:table-cell table:number-columns-repeated="10"/>
          <table:table-cell table:formula="of:=SUM([.B11:.L11])" office:value-type="float" office:value="17187890" calcext:value-type="float">
            <text:p>17187890</text:p>
          </table:table-cell>
        </table:table-row>
        <table:table-row table:style-name="ro1">
          <table:table-cell office:value-type="string" calcext:value-type="string">
            <text:p>Department of Finance</text:p>
          </table:table-cell>
          <table:table-cell office:value-type="currency" office:currency="USD" office:value="16492307" calcext:value-type="currency">
            <text:p>$16,492,307.00</text:p>
          </table:table-cell>
          <table:table-cell office:value-type="currency" office:currency="USD" office:value="784758" calcext:value-type="currency">
            <text:p>$784,758.00</text:p>
          </table:table-cell>
          <table:table-cell/>
          <table:table-cell office:value-type="currency" office:currency="USD" office:value="640660" calcext:value-type="currency">
            <text:p>$640,660.00</text:p>
          </table:table-cell>
          <table:table-cell office:value-type="currency" office:currency="USD" office:value="854885" calcext:value-type="currency">
            <text:p>$854,885.00</text:p>
          </table:table-cell>
          <table:table-cell/>
          <table:table-cell office:value-type="currency" office:currency="USD" office:value="151770" calcext:value-type="currency">
            <text:p>$151,770.00</text:p>
          </table:table-cell>
          <table:table-cell table:number-columns-repeated="4"/>
          <table:table-cell table:formula="of:=SUM([.B12:.L12])" office:value-type="float" office:value="18924380" calcext:value-type="float">
            <text:p>18924380</text:p>
          </table:table-cell>
        </table:table-row>
        <table:table-row table:style-name="ro1">
          <table:table-cell office:value-type="string" calcext:value-type="string">
            <text:p>Department of Fire Services</text:p>
          </table:table-cell>
          <table:table-cell office:value-type="currency" office:currency="USD" office:value="96162247" calcext:value-type="currency">
            <text:p>$96,162,247.00</text:p>
          </table:table-cell>
          <table:table-cell office:value-type="currency" office:currency="USD" office:value="32082960" calcext:value-type="currency">
            <text:p>$32,082,960.00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table:number-columns-repeated="6"/>
          <table:table-cell table:formula="of:=SUM([.B13:.L13])" office:value-type="float" office:value="128245207" calcext:value-type="float">
            <text:p>128245207</text:p>
          </table:table-cell>
        </table:table-row>
        <table:table-row table:style-name="ro1">
          <table:table-cell office:value-type="string" calcext:value-type="string">
            <text:p>Department of Grants and Community Development</text:p>
          </table:table-cell>
          <table:table-cell office:value-type="currency" office:currency="USD" office:value="313400" calcext:value-type="currency">
            <text:p>$313,400.00</text:p>
          </table:table-cell>
          <table:table-cell table:number-columns-repeated="10"/>
          <table:table-cell table:formula="of:=SUM([.B14:.L14])" office:value-type="float" office:value="313400" calcext:value-type="float">
            <text:p>313400</text:p>
          </table:table-cell>
        </table:table-row>
        <table:table-row table:style-name="ro1">
          <table:table-cell office:value-type="string" calcext:value-type="string">
            <text:p>Department of Human Resources</text:p>
          </table:table-cell>
          <table:table-cell office:value-type="currency" office:currency="USD" office:value="6330048" calcext:value-type="currency">
            <text:p>$6,330,048.00</text:p>
          </table:table-cell>
          <table:table-cell office:value-type="currency" office:currency="USD" office:value="1990153" calcext:value-type="currency">
            <text:p>$1,990,153.00</text:p>
          </table:table-cell>
          <table:table-cell/>
          <table:table-cell office:value-type="currency" office:currency="USD" office:value="397261" calcext:value-type="currency">
            <text:p>$397,261.00</text:p>
          </table:table-cell>
          <table:table-cell office:value-type="currency" office:currency="USD" office:value="2420596" calcext:value-type="currency">
            <text:p>$2,420,596.00</text:p>
          </table:table-cell>
          <table:table-cell/>
          <table:table-cell office:value-type="currency" office:currency="USD" office:value="70427" calcext:value-type="currency">
            <text:p>$70,427.00</text:p>
          </table:table-cell>
          <table:table-cell office:value-type="currency" office:currency="USD" office:value="1396891" calcext:value-type="currency">
            <text:p>$1,396,891.00</text:p>
          </table:table-cell>
          <table:table-cell table:number-columns-repeated="3"/>
          <table:table-cell table:formula="of:=SUM([.B15:.L15])" office:value-type="float" office:value="12605376" calcext:value-type="float">
            <text:p>12605376</text:p>
          </table:table-cell>
        </table:table-row>
        <table:table-row table:style-name="ro1">
          <table:table-cell office:value-type="string" calcext:value-type="string">
            <text:p>Department of Law</text:p>
          </table:table-cell>
          <table:table-cell office:value-type="currency" office:currency="USD" office:value="6300872" calcext:value-type="currency">
            <text:p>$6,300,872.00</text:p>
          </table:table-cell>
          <table:table-cell table:style-name="ce2" office:value-type="currency" office:currency="USD" office:value="7094582" calcext:value-type="currency">
            <text:p>$7,094,582.00</text:p>
          </table:table-cell>
          <table:table-cell table:number-columns-repeated="2"/>
          <table:table-cell office:value-type="currency" office:currency="USD" office:value="7865857" calcext:value-type="currency">
            <text:p>$7,865,857.00</text:p>
          </table:table-cell>
          <table:table-cell table:number-columns-repeated="6"/>
          <table:table-cell table:formula="of:=SUM([.B16:.L16])" office:value-type="float" office:value="21261311" calcext:value-type="float">
            <text:p>21261311</text:p>
          </table:table-cell>
        </table:table-row>
        <table:table-row table:style-name="ro1">
          <table:table-cell office:value-type="string" calcext:value-type="string">
            <text:p>Department of Police Services</text:p>
          </table:table-cell>
          <table:table-cell office:value-type="currency" office:currency="USD" office:value="217565960" calcext:value-type="currency">
            <text:p>$217,565,960.00</text:p>
          </table:table-cell>
          <table:table-cell office:value-type="currency" office:currency="USD" office:value="24286380" calcext:value-type="currency">
            <text:p>$24,286,380.00</text:p>
          </table:table-cell>
          <table:table-cell table:number-columns-repeated="2"/>
          <table:table-cell office:value-type="currency" office:currency="USD" office:value="134100" calcext:value-type="currency">
            <text:p>$134,100.00</text:p>
          </table:table-cell>
          <table:table-cell office:value-type="currency" office:currency="USD" office:value="20211528" calcext:value-type="currency">
            <text:p>$20,211,528.00</text:p>
          </table:table-cell>
          <table:table-cell table:number-columns-repeated="5"/>
          <table:table-cell table:formula="of:=SUM([.B17:.L17])" office:value-type="float" office:value="262197968" calcext:value-type="float">
            <text:p>262197968</text:p>
          </table:table-cell>
        </table:table-row>
        <table:table-row table:style-name="ro1">
          <table:table-cell office:value-type="string" calcext:value-type="string">
            <text:p>Department of Procurement</text:p>
          </table:table-cell>
          <table:table-cell office:value-type="currency" office:currency="USD" office:value="2931817" calcext:value-type="currency">
            <text:p>$2,931,817.00</text:p>
          </table:table-cell>
          <table:table-cell office:value-type="currency" office:currency="USD" office:value="1091028" calcext:value-type="currency">
            <text:p>$1,091,028.00</text:p>
          </table:table-cell>
          <table:table-cell/>
          <table:table-cell office:value-type="currency" office:currency="USD" office:value="101804" calcext:value-type="currency">
            <text:p>$101,804.00</text:p>
          </table:table-cell>
          <table:table-cell office:value-type="currency" office:currency="USD" office:value="1397931" calcext:value-type="currency">
            <text:p>$1,397,931.00</text:p>
          </table:table-cell>
          <table:table-cell/>
          <table:table-cell office:value-type="currency" office:currency="USD" office:value="190592" calcext:value-type="currency">
            <text:p>$190,592.00</text:p>
          </table:table-cell>
          <table:table-cell table:number-columns-repeated="4"/>
          <table:table-cell table:formula="of:=SUM([.B18:.L18])" office:value-type="float" office:value="5713172" calcext:value-type="float">
            <text:p>5713172</text:p>
          </table:table-cell>
        </table:table-row>
        <table:table-row table:style-name="ro1">
          <table:table-cell office:value-type="string" calcext:value-type="string">
            <text:p>Department of Public Defender</text:p>
          </table:table-cell>
          <table:table-cell office:value-type="currency" office:currency="USD" office:value="3898182" calcext:value-type="currency">
            <text:p>$3,898,182.00</text:p>
          </table:table-cell>
          <table:table-cell table:number-columns-repeated="10"/>
          <table:table-cell table:formula="of:=SUM([.B19:.L19])" office:value-type="float" office:value="3898182" calcext:value-type="float">
            <text:p>3898182</text:p>
          </table:table-cell>
        </table:table-row>
        <table:table-row table:style-name="ro1">
          <table:table-cell office:value-type="string" calcext:value-type="string">
            <text:p>Department of Public Work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office:value-type="currency" office:currency="USD" office:value="55719705" calcext:value-type="currency">
            <text:p>$55,719,705.00</text:p>
          </table:table-cell>
          <table:table-cell office:value-type="currency" office:currency="USD" office:value="814217" calcext:value-type="currency">
            <text:p>$814,217.00</text:p>
          </table:table-cell>
          <table:table-cell/>
          <table:table-cell office:value-type="currency" office:currency="USD" office:value="33796776" calcext:value-type="currency">
            <text:p>$33,796,776.00</text:p>
          </table:table-cell>
          <table:table-cell table:number-columns-repeated="4"/>
          <table:table-cell table:formula="of:=SUM([.B20:.L20])" office:value-type="float" office:value="90330698" calcext:value-type="float">
            <text:p>90330698</text:p>
          </table:table-cell>
        </table:table-row>
        <table:table-row table:style-name="ro1">
          <table:table-cell office:value-type="string" calcext:value-type="string">
            <text:p>Department of The Solicitor</text:p>
          </table:table-cell>
          <table:table-cell office:value-type="currency" office:currency="USD" office:value="6703401" calcext:value-type="currency">
            <text:p>$6,703,401.00</text:p>
          </table:table-cell>
          <table:table-cell table:number-columns-repeated="3"/>
          <table:table-cell office:value-type="currency" office:currency="USD" office:value="80784" calcext:value-type="currency">
            <text:p>$80,784.00</text:p>
          </table:table-cell>
          <table:table-cell table:number-columns-repeated="6"/>
          <table:table-cell table:formula="of:=SUM([.B21:.L21])" office:value-type="float" office:value="6784185" calcext:value-type="float">
            <text:p>6784185</text:p>
          </table:table-cell>
        </table:table-row>
        <table:table-row table:style-name="ro1">
          <table:table-cell office:value-type="string" calcext:value-type="string">
            <text:p>Dept of Parks &amp; Recreation</text:p>
          </table:table-cell>
          <table:table-cell office:value-type="currency" office:currency="USD" office:value="40786110" calcext:value-type="currency">
            <text:p>$40,786,110.00</text:p>
          </table:table-cell>
          <table:table-cell table:number-columns-repeated="10"/>
          <table:table-cell table:formula="of:=SUM([.B22:.L22])" office:value-type="float" office:value="40786110" calcext:value-type="float">
            <text:p>40786110</text:p>
          </table:table-cell>
        </table:table-row>
        <table:table-row table:style-name="ro1">
          <table:table-cell office:value-type="string" calcext:value-type="string">
            <text:p>Executive Offices</text:p>
          </table:table-cell>
          <table:table-cell office:value-type="currency" office:currency="USD" office:value="18624823" calcext:value-type="currency">
            <text:p>$18,624,823.00</text:p>
          </table:table-cell>
          <table:table-cell office:value-type="currency" office:currency="USD" office:value="727350" calcext:value-type="currency">
            <text:p>$727,350.00</text:p>
          </table:table-cell>
          <table:table-cell/>
          <table:table-cell office:value-type="currency" office:currency="USD" office:value="415647" calcext:value-type="currency">
            <text:p>$415,647.00</text:p>
          </table:table-cell>
          <table:table-cell office:value-type="currency" office:currency="USD" office:value="13870" calcext:value-type="currency">
            <text:p>$13,87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4"/>
          <table:table-cell table:formula="of:=SUM([.B23:.L23])" office:value-type="float" office:value="19781690" calcext:value-type="float">
            <text:p>19781690</text:p>
          </table:table-cell>
        </table:table-row>
        <table:table-row table:style-name="ro1">
          <table:table-cell office:value-type="string" calcext:value-type="string">
            <text:p>Judicial Agencies</text:p>
          </table:table-cell>
          <table:table-cell office:value-type="currency" office:currency="USD" office:value="13016665" calcext:value-type="currency">
            <text:p>$13,016,665.00</text:p>
          </table:table-cell>
          <table:table-cell table:number-columns-repeated="10"/>
          <table:table-cell table:formula="of:=SUM([.B24:.L24])" office:value-type="float" office:value="13016665" calcext:value-type="float">
            <text:p>13016665</text:p>
          </table:table-cell>
        </table:table-row>
        <table:table-row table:style-name="ro1">
          <table:table-cell office:value-type="string" calcext:value-type="string">
            <text:p>Non-Departmental</text:p>
          </table:table-cell>
          <table:table-cell office:value-type="currency" office:currency="USD" office:value="94242078" calcext:value-type="currency">
            <text:p>$94,242,078.00</text:p>
          </table:table-cell>
          <table:table-cell office:value-type="currency" office:currency="USD" office:value="291775388" calcext:value-type="currency">
            <text:p>$291,775,388.00</text:p>
          </table:table-cell>
          <table:table-cell office:value-type="currency" office:currency="USD" office:value="1001000" calcext:value-type="currency">
            <text:p>$1,001,000.00</text:p>
          </table:table-cell>
          <table:table-cell office:value-type="currency" office:currency="USD" office:value="6761187" calcext:value-type="currency">
            <text:p>$6,761,187.00</text:p>
          </table:table-cell>
          <table:table-cell office:value-type="currency" office:currency="USD" office:value="330691874" calcext:value-type="currency">
            <text:p>$330,691,874.00</text:p>
          </table:table-cell>
          <table:table-cell/>
          <table:table-cell office:value-type="currency" office:currency="USD" office:value="3497532" calcext:value-type="currency">
            <text:p>$3,497,532.00</text:p>
          </table:table-cell>
          <table:table-cell office:value-type="currency" office:currency="USD" office:value="151946307" calcext:value-type="currency">
            <text:p>$151,946,307.00</text:p>
          </table:table-cell>
          <table:table-cell office:value-type="currency" office:currency="USD" office:value="63940300" calcext:value-type="currency">
            <text:p>$63,940,300.00</text:p>
          </table:table-cell>
          <table:table-cell office:value-type="currency" office:currency="USD" office:value="1195268" calcext:value-type="currency">
            <text:p>$1,195,268.00</text:p>
          </table:table-cell>
          <table:table-cell/>
          <table:table-cell table:formula="of:=SUM([.B25:.L25])" office:value-type="float" office:value="945050934" calcext:value-type="float">
            <text:p>945050934</text:p>
          </table:table-cell>
        </table:table-row>
        <table:table-row table:style-name="ro1">
          <table:table-cell office:value-type="string" calcext:value-type="string">
            <text:p>Department of Aviation</text:p>
          </table:table-cell>
          <table:table-cell/>
          <table:table-cell office:value-type="currency" office:currency="USD" office:value="280813397" calcext:value-type="currency">
            <text:p>$280,813,397.00</text:p>
          </table:table-cell>
          <table:table-cell table:number-columns-repeated="9"/>
          <table:table-cell table:formula="of:=SUM([.B26:.L26])" office:value-type="float" office:value="280813397" calcext:value-type="float">
            <text:p>280813397</text:p>
          </table:table-cell>
        </table:table-row>
        <table:table-row table:style-name="ro1">
          <table:table-cell office:value-type="string" calcext:value-type="string">
            <text:p>Department of Watershed Management</text:p>
          </table:table-cell>
          <table:table-cell table:number-columns-repeated="4"/>
          <table:table-cell office:value-type="currency" office:currency="USD" office:value="213581562" calcext:value-type="currency">
            <text:p>$213,581,562.00</text:p>
          </table:table-cell>
          <table:table-cell table:number-columns-repeated="6"/>
          <table:table-cell table:formula="of:=SUM([.B27:.L27])" office:value-type="float" office:value="213581562" calcext:value-type="float">
            <text:p>213581562</text:p>
          </table:table-cell>
        </table:table-row>
        <table:table-row table:style-name="ro1">
          <table:table-cell table:number-columns-repeated="12"/>
          <table:table-cell table:style-name="ce1"/>
        </table:table-row>
        <table:table-row table:style-name="ro1" table:number-rows-repeated="2"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total for fund</text:p>
          </table:table-cell>
          <table:table-cell table:formula="of:=SUM([.B1:.B30])" office:value-type="currency" office:currency="USD" office:value="673407453" calcext:value-type="currency">
            <text:p>$673,407,453.00</text:p>
          </table:table-cell>
          <table:table-cell table:formula="of:=SUM([.C2:.C26])" office:value-type="currency" office:currency="USD" office:value="642428237" calcext:value-type="currency">
            <text:p>$642,428,237.00</text:p>
          </table:table-cell>
          <table:table-cell table:formula="of:=SUM([.D2:.D26])" office:value-type="currency" office:currency="USD" office:value="1001000" calcext:value-type="currency">
            <text:p>$1,001,000.00</text:p>
          </table:table-cell>
          <table:table-cell table:formula="of:=SUM([.E2:.E26])" office:value-type="currency" office:currency="USD" office:value="66371350" calcext:value-type="currency">
            <text:p>$66,371,350.00</text:p>
          </table:table-cell>
          <table:table-cell table:formula="of:=SUM([.F2:.F26])" office:value-type="currency" office:currency="USD" office:value="356146646" calcext:value-type="currency">
            <text:p>$356,146,646.00</text:p>
          </table:table-cell>
          <table:table-cell table:formula="of:=SUM([.G2:.G26])" office:value-type="currency" office:currency="USD" office:value="20703393" calcext:value-type="currency">
            <text:p>$20,703,393.00</text:p>
          </table:table-cell>
          <table:table-cell table:formula="of:=SUM([.H2:.H26])" office:value-type="currency" office:currency="USD" office:value="37707097" calcext:value-type="currency">
            <text:p>$37,707,097.00</text:p>
          </table:table-cell>
          <table:table-cell table:formula="of:=SUM([.I2:.I26])" office:value-type="currency" office:currency="USD" office:value="153343198" calcext:value-type="currency">
            <text:p>$153,343,198.00</text:p>
          </table:table-cell>
          <table:table-cell table:formula="of:=SUM([.J2:.J26])" office:value-type="currency" office:currency="USD" office:value="63940300" calcext:value-type="currency">
            <text:p>$63,940,300.00</text:p>
          </table:table-cell>
          <table:table-cell table:formula="of:=SUM([.K2:.K26])" office:value-type="currency" office:currency="USD" office:value="1195268" calcext:value-type="currency">
            <text:p>$1,195,268.00</text:p>
          </table:table-cell>
          <table:table-cell/>
          <table:table-cell table:style-name="ce1"/>
        </table:table-row>
        <table:table-row table:style-name="ro1" table:number-rows-repeated="7">
          <table:table-cell/>
          <table:table-cell table:style-name="Default" table:number-columns-repeated="8"/>
          <table:table-cell table:number-columns-repeated="3"/>
          <table:table-cell table:style-name="ce1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40:48.590655139</meta:creation-date>
    <dc:date>2020-06-19T23:43:03.173109883</dc:date>
    <meta:editing-duration>PT10M3S</meta:editing-duration>
    <meta:editing-cycles>1</meta:editing-cycles>
    <meta:document-statistic meta:table-count="1" meta:cell-count="147" meta:object-count="0"/>
    <meta:generator>LibreOffice/6.4.3.2$Linux_X86_64 LibreOffice_project/40$Build-2</meta:generator>
  </office:meta>
</office:document-meta>
</file>